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84in"/>
    </style:style>
    <style:style style:name="co2" style:family="table-column">
      <style:table-column-properties fo:break-before="auto" style:column-width="1.7165in"/>
    </style:style>
    <style:style style:name="co3" style:family="table-column">
      <style:table-column-properties fo:break-before="auto" style:column-width="0.3382in"/>
    </style:style>
    <style:style style:name="co4" style:family="table-column">
      <style:table-column-properties fo:break-before="auto" style:column-width="0.8055in"/>
    </style:style>
    <style:style style:name="co5" style:family="table-column">
      <style:table-column-properties fo:break-before="auto" style:column-width="0.6835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9819in"/>
    </style:style>
    <style:style style:name="co9" style:family="table-column">
      <style:table-column-properties fo:break-before="auto" style:column-width="1.0354in"/>
    </style:style>
    <style:style style:name="co10" style:family="table-column">
      <style:table-column-properties fo:break-before="auto" style:column-width="1.4335in"/>
    </style:style>
    <style:style style:name="co11" style:family="table-column">
      <style:table-column-properties fo:break-before="auto" style:column-width="2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color="#999999"/>
    </style:style>
    <style:style style:name="ce5" style:family="table-cell" style:parent-style-name="Default">
      <style:map style:condition="cell-content()&lt;[.$F$1]" style:apply-style-name="Warning" style:base-cell-address="Sheet1.F3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ext-properties fo:color="#999999"/>
    </style:style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t Conversion Receiver Project, Bill of Materials</text:p>
          </table:table-cell>
          <table:covered-table-cell table:number-columns-repeated="3"/>
          <table:table-cell office:value-type="string" calcext:value-type="string">
            <text:p>Kits: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Qty for kits</text:p>
          </table:table-cell>
          <table:table-cell office:value-type="string" calcext:value-type="string">
            <text:p>On hand</text:p>
          </table:table-cell>
          <table:table-cell table:style-name="Default" office:value-type="string" calcext:value-type="string">
            <text:p>Kits can make</text:p>
          </table:table-cell>
          <table:table-cell office:value-type="string" calcext:value-type="string">
            <text:p>Buy in Qty:</text:p>
          </table:table-cell>
          <table:table-cell table:style-name="Default" office:value-type="string" calcext:value-type="string">
            <text:p>Cost per Qty:</text:p>
          </table:table-cell>
          <table:table-cell table:style-name="Default" office:value-type="string" calcext:value-type="string">
            <text:p>Cost per unit:</text:p>
          </table:table-cell>
          <table:table-cell table:style-name="Default" office:value-type="string" calcext:value-type="string">
            <text:p>Cost for kit</text:p>
          </table:table-cell>
          <table:table-cell table:style-name="Default" office:value-type="string" calcext:value-type="string">
            <text:p>Purchased 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660pF</text:p>
          </table:table-cell>
          <table:table-cell office:value-type="float" office:value="2" calcext:value-type="float">
            <text:p>2</text:p>
          </table:table-cell>
          <table:table-cell table:formula="of:=[.C3]*[.$F$1]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FLOOR([.E3]/[.C3])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6.5" calcext:value-type="currency">
            <text:p>$6.50</text:p>
          </table:table-cell>
          <table:table-cell table:formula="of:=IFERROR([.H3]/[.G3]; 0)" office:value-type="currency" office:currency="USD" office:value="0.065" calcext:value-type="currency">
            <text:p>$0.07</text:p>
          </table:table-cell>
          <table:table-cell table:formula="of:=[.I3]*[.C3]" office:value-type="currency" office:currency="USD" office:value="0.13" calcext:value-type="currency">
            <text:p>$0.13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80pF not 66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3, C9, C11, C10, C15, C12, C17</text:p>
          </table:table-cell>
          <table:table-cell office:value-type="string" calcext:value-type="string">
            <text:p>47uF</text:p>
          </table:table-cell>
          <table:table-cell table:formula="of:=6+[.C8]" office:value-type="float" office:value="7" calcext:value-type="float">
            <text:p>7</text:p>
          </table:table-cell>
          <table:table-cell table:formula="of:=[.C4]*[.$F$1]"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table:formula="of:=FLOOR([.E4]/[.C4])"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49" calcext:value-type="currency">
            <text:p>$49.00</text:p>
          </table:table-cell>
          <table:table-cell table:formula="of:=IFERROR([.H4]/[.G4]; 0)" office:value-type="currency" office:currency="USD" office:value="0.049" calcext:value-type="currency">
            <text:p>$0.05</text:p>
          </table:table-cell>
          <table:table-cell table:formula="of:=[.I4]*[.C4]" office:value-type="currency" office:currency="USD" office:value="0.343" calcext:value-type="currency">
            <text:p>$0.34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Mouser, OHIS kits</text:p>
          </table:table-cell>
          <table:table-cell office:value-type="string" calcext:value-type="string">
            <text:p>22 in small bag. More with Radio kit par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ernative C13, C9, C11</text:p>
          </table:table-cell>
          <table:table-cell office:value-type="string" calcext:value-type="string">
            <text:p>470uF</text:p>
          </table:table-cell>
          <table:table-cell office:value-type="float" office:value="3" calcext:value-type="float">
            <text:p>3</text:p>
          </table:table-cell>
          <table:table-cell table:formula="of:=[.C5]*[.$F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FLOOR([.E5]/[.C5])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8.9" calcext:value-type="currency">
            <text:p>$8.90</text:p>
          </table:table-cell>
          <table:table-cell table:formula="of:=IFERROR([.H5]/[.G5]; 0)" office:value-type="currency" office:currency="USD" office:value="0.089" calcext:value-type="currency">
            <text:p>$0.09</text:p>
          </table:table-cell>
          <table:table-cell table:formula="of:=[.I5]*[.C5]" office:value-type="currency" office:currency="USD" office:value="0.267" calcext:value-type="currency">
            <text:p>$0.27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Bill suggests this change in an email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14, C8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table:formula="of:=[.C6]*[.$F$1]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FLOOR([.E6]/[.C6])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32.4" calcext:value-type="currency">
            <text:p>$32.40</text:p>
          </table:table-cell>
          <table:table-cell table:formula="of:=IFERROR([.H6]/[.G6]; 0)" office:value-type="currency" office:currency="USD" office:value="0.162" calcext:value-type="currency">
            <text:p>$0.16</text:p>
          </table:table-cell>
          <table:table-cell table:formula="of:=[.I6]*[.C6]" office:value-type="currency" office:currency="USD" office:value="0.324" calcext:value-type="currency">
            <text:p>$0.32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Mouser, OHIS ki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47uF</text:p>
          </table:table-cell>
          <table:table-cell office:value-type="float" office:value="1" calcext:value-type="float">
            <text:p>1</text:p>
          </table:table-cell>
          <table:table-cell table:formula="of:=[.C7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7]/[.C7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10.1" calcext:value-type="currency">
            <text:p>$10.10</text:p>
          </table:table-cell>
          <table:table-cell table:formula="of:=IFERROR([.H7]/[.G7]; 0)" office:value-type="currency" office:currency="USD" office:value="0.101" calcext:value-type="currency">
            <text:p>$0.10</text:p>
          </table:table-cell>
          <table:table-cell table:formula="of:=[.I7]*[.C7]" office:value-type="currency" office:currency="USD" office:value="0.101" calcext:value-type="currency">
            <text:p>$0.10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C17</text:p>
          </table:table-cell>
          <table:table-cell table:style-name="ce4" office:value-type="string" calcext:value-type="string">
            <text:p>33uF (47uF?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C8]*[.$F$1]" office:value-type="float" office:value="50" calcext:value-type="float">
            <text:p>50</text:p>
          </table:table-cell>
          <table:table-cell table:style-name="ce4"/>
          <table:table-cell/>
          <table:table-cell table:style-name="ce4"/>
          <table:table-cell table:style-name="ce7"/>
          <table:table-cell table:formula="of:=IFERROR([.H8]/[.G8]; 0)" office:value-type="currency" office:currency="USD" office:value="0" calcext:value-type="currency">
            <text:p>$0.00</text:p>
          </table:table-cell>
          <table:table-cell table:formula="of:=[.I8]*[.C8]" office:value-type="currency" office:currency="USD" office:value="0" calcext:value-type="currency">
            <text:p>$0.00</text:p>
          </table:table-cell>
          <table:table-cell table:style-name="ce4" table:number-columns-repeated="2"/>
          <table:table-cell table:style-name="ce4" office:value-type="string" calcext:value-type="string">
            <text:p>Changed to 47uF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C18, C19</text:p>
          </table:table-cell>
          <table:table-cell office:value-type="string" calcext:value-type="string">
            <text:p>9-50pF Trimmer</text:p>
          </table:table-cell>
          <table:table-cell office:value-type="float" office:value="2" calcext:value-type="float">
            <text:p>2</text:p>
          </table:table-cell>
          <table:table-cell table:formula="of:=[.C9]*[.$F$1]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FLOOR([.E9]/[.C9])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formula="of:=1.17*7*1.0775" office:value-type="currency" office:currency="USD" office:value="8.824725" calcext:value-type="currency">
            <text:p>$8.82</text:p>
          </table:table-cell>
          <table:table-cell table:formula="of:=IFERROR([.H9]/[.G9]; 0)" office:value-type="currency" office:currency="USD" office:value="0.1260675" calcext:value-type="currency">
            <text:p>$0.13</text:p>
          </table:table-cell>
          <table:table-cell table:formula="of:=[.I9]*[.C9]" office:value-type="currency" office:currency="USD" office:value="0.252135" calcext:value-type="currency">
            <text:p>$0.25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8, C19, C3</text:p>
          </table:table-cell>
          <table:table-cell office:value-type="string" calcext:value-type="string">
            <text:p>130pF</text:p>
          </table:table-cell>
          <table:table-cell office:value-type="float" office:value="3" calcext:value-type="float">
            <text:p>3</text:p>
          </table:table-cell>
          <table:table-cell table:formula="of:=[.C10]*[.$F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FLOOR([.E10]/[.C10])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15.4" calcext:value-type="currency">
            <text:p>$15.40</text:p>
          </table:table-cell>
          <table:table-cell table:formula="of:=IFERROR([.H10]/[.G10]; 0)" office:value-type="currency" office:currency="USD" office:value="0.154" calcext:value-type="currency">
            <text:p>$0.15</text:p>
          </table:table-cell>
          <table:table-cell table:formula="of:=[.I10]*[.C10]" office:value-type="currency" office:currency="USD" office:value="0.462" calcext:value-type="currency">
            <text:p>$0.46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pF Trimmer</text:p>
          </table:table-cell>
          <table:table-cell office:value-type="float" office:value="1" calcext:value-type="float">
            <text:p>1</text:p>
          </table:table-cell>
          <table:table-cell table:formula="of:=[.C11]*[.$F$1]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FLOOR([.E11]/[.C11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currency" office:currency="USD" office:value="8.23" calcext:value-type="currency">
            <text:p>$8.23</text:p>
          </table:table-cell>
          <table:table-cell table:formula="of:=IFERROR([.H11]/[.G11]; 0)" office:value-type="currency" office:currency="USD" office:value="0.117571428571429" calcext:value-type="currency">
            <text:p>$0.12</text:p>
          </table:table-cell>
          <table:table-cell table:formula="of:=[.I11]*[.C11]" office:value-type="currency" office:currency="USD" office:value="0.117571428571429" calcext:value-type="currency">
            <text:p>$0.12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, C5, C4, C6</text:p>
          </table:table-cell>
          <table:table-cell office:value-type="string" calcext:value-type="string">
            <text:p>.1uF</text:p>
          </table:table-cell>
          <table:table-cell office:value-type="float" office:value="4" calcext:value-type="float">
            <text:p>4</text:p>
          </table:table-cell>
          <table:table-cell table:formula="of:=[.C12]*[.$F$1]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FLOOR([.E12]/[.C12])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44" calcext:value-type="currency">
            <text:p>$44.00</text:p>
          </table:table-cell>
          <table:table-cell table:formula="of:=IFERROR([.H12]/[.G12]; 0)" office:value-type="currency" office:currency="USD" office:value="0.044" calcext:value-type="currency">
            <text:p>$0.04</text:p>
          </table:table-cell>
          <table:table-cell table:formula="of:=[.I12]*[.C12]" office:value-type="currency" office:currency="USD" office:value="0.176" calcext:value-type="currency">
            <text:p>$0.18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ZX84C8V2L</text:p>
          </table:table-cell>
          <table:table-cell office:value-type="float" office:value="1" calcext:value-type="float">
            <text:p>1</text:p>
          </table:table-cell>
          <table:table-cell table:formula="of:=[.C13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13]/[.C13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2.35*1.0775" office:value-type="currency" office:currency="USD" office:value="2.532125" calcext:value-type="currency">
            <text:p>$2.53</text:p>
          </table:table-cell>
          <table:table-cell table:formula="of:=IFERROR([.H13]/[.G13]; 0)" office:value-type="currency" office:currency="USD" office:value="0.02532125" calcext:value-type="currency">
            <text:p>$0.03</text:p>
          </table:table-cell>
          <table:table-cell table:formula="of:=[.I13]*[.C13]" office:value-type="currency" office:currency="USD" office:value="0.02532125" calcext:value-type="currency">
            <text:p>$0.03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, D3, D4, D5</text:p>
          </table:table-cell>
          <table:table-cell office:value-type="string" calcext:value-type="string">
            <text:p>1N5819</text:p>
          </table:table-cell>
          <table:table-cell office:value-type="float" office:value="4" calcext:value-type="float">
            <text:p>4</text:p>
          </table:table-cell>
          <table:table-cell table:formula="of:=[.C14]*[.$F$1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formula="of:=FLOOR([.E14]/[.C14])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3.93" calcext:value-type="currency">
            <text:p>$3.93</text:p>
          </table:table-cell>
          <table:table-cell table:formula="of:=IFERROR([.H14]/[.G14]; 0)" office:value-type="currency" office:currency="USD" office:value="0.01965" calcext:value-type="currency">
            <text:p>$0.02</text:p>
          </table:table-cell>
          <table:table-cell table:formula="of:=[.I14]*[.C14]" office:value-type="currency" office:currency="USD" office:value="0.0786" calcext:value-type="currency">
            <text:p>$0.08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TO 3D printed form</text:p>
          </table:table-cell>
          <table:table-cell office:value-type="float" office:value="1" calcext:value-type="float">
            <text:p>1</text:p>
          </table:table-cell>
          <table:table-cell table:formula="of:=[.C15]*[.$F$1]" office:value-type="float" office:value="50" calcext:value-type="float">
            <text:p>50</text:p>
          </table:table-cell>
          <table:table-cell table:number-columns-repeated="4"/>
          <table:table-cell table:formula="of:=IFERROR([.H15]/[.G15]; 0)" office:value-type="currency" office:currency="USD" office:value="0" calcext:value-type="currency">
            <text:p>$0.00</text:p>
          </table:table-cell>
          <table:table-cell table:formula="of:=[.I15]*[.C15]" office:value-type="currency" office:currency="USD" office:value="0" calcext:value-type="currency">
            <text:p>$0.00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00uH</text:p>
          </table:table-cell>
          <table:table-cell office:value-type="float" office:value="1" calcext:value-type="float">
            <text:p>1</text:p>
          </table:table-cell>
          <table:table-cell table:formula="of:=[.C16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16]/[.C16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1.51*2*1.0775" office:value-type="currency" office:currency="USD" office:value="3.25405" calcext:value-type="currency">
            <text:p>$3.25</text:p>
          </table:table-cell>
          <table:table-cell table:formula="of:=IFERROR([.H16]/[.G16]; 0)" office:value-type="currency" office:currency="USD" office:value="0.0325405" calcext:value-type="currency">
            <text:p>$0.03</text:p>
          </table:table-cell>
          <table:table-cell table:formula="of:=[.I16]*[.C16]" office:value-type="currency" office:currency="USD" office:value="0.0325405" calcext:value-type="currency">
            <text:p>$0.03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2/L13, L14/L15</text:p>
          </table:table-cell>
          <table:table-cell office:value-type="string" calcext:value-type="string">
            <text:p>5:26 turns #26 T50-6</text:p>
          </table:table-cell>
          <table:table-cell office:value-type="float" office:value="2" calcext:value-type="float">
            <text:p>2</text:p>
          </table:table-cell>
          <table:table-cell table:formula="of:=[.C17]*[.$F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FLOOR([.E17]/[.C17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22+9.21/2" office:value-type="currency" office:currency="USD" office:value="26.605" calcext:value-type="currency">
            <text:p>$26.61</text:p>
          </table:table-cell>
          <table:table-cell table:formula="of:=IFERROR([.H17]/[.G17]; 0)" office:value-type="currency" office:currency="USD" office:value="0.5321" calcext:value-type="currency">
            <text:p>$0.53</text:p>
          </table:table-cell>
          <table:table-cell table:formula="of:=[.I17]*[.C17]" office:value-type="currency" office:currency="USD" office:value="1.0642" calcext:value-type="currency">
            <text:p>$1.06</text:p>
          </table:table-cell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Kits and Parts</text:p>
          </table:table-cell>
          <table:table-cell office:value-type="string" calcext:value-type="string">
            <text:p>Ships on 2024-12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table:formula="of:=[.C18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18]/[.C18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formula="of:=1.53*2*1.0775" office:value-type="currency" office:currency="USD" office:value="3.29715" calcext:value-type="currency">
            <text:p>$3.30</text:p>
          </table:table-cell>
          <table:table-cell table:formula="of:=IFERROR([.H18]/[.G18]; 0)" office:value-type="currency" office:currency="USD" office:value="0.0329715" calcext:value-type="currency">
            <text:p>$0.03</text:p>
          </table:table-cell>
          <table:table-cell table:formula="of:=[.I18]*[.C18]" office:value-type="currency" office:currency="USD" office:value="0.0329715" calcext:value-type="currency">
            <text:p>$0.03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/3</text:p>
          </table:table-cell>
          <table:table-cell office:value-type="string" calcext:value-type="string">
            <text:p>1k:8R audio transformer</text:p>
          </table:table-cell>
          <table:table-cell office:value-type="float" office:value="1" calcext:value-type="float">
            <text:p>1</text:p>
          </table:table-cell>
          <table:table-cell table:formula="of:=[.C19]*[.$F$1]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FLOOR([.E19]/[.C19])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1.99" calcext:value-type="currency">
            <text:p>$11.99</text:p>
          </table:table-cell>
          <table:table-cell table:formula="of:=IFERROR([.H19]/[.G19]; 0)" office:value-type="currency" office:currency="USD" office:value="1.199" calcext:value-type="currency">
            <text:p>$1.20</text:p>
          </table:table-cell>
          <table:table-cell table:formula="of:=[.I19]*[.C19]" office:value-type="currency" office:currency="USD" office:value="1.199" calcext:value-type="currency">
            <text:p>$1.20</text:p>
          </table:table-cell>
          <table:table-cell office:value-type="date" office:date-value="2024-12-03" calcext:value-type="date">
            <text:p>2024-12-03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an’t find them! They’re around here somewhere, I know I received them. Kitchen table probably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5/6/7, L8/9/10</text:p>
          </table:table-cell>
          <table:table-cell office:value-type="string" calcext:value-type="string">
            <text:p>10 Trifilar turns, FT50-43</text:p>
          </table:table-cell>
          <table:table-cell office:value-type="float" office:value="2" calcext:value-type="float">
            <text:p>2</text:p>
          </table:table-cell>
          <table:table-cell table:formula="of:=[.C20]*[.$F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FLOOR([.E20]/[.C20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20+9.21/2" office:value-type="currency" office:currency="USD" office:value="24.605" calcext:value-type="currency">
            <text:p>$24.61</text:p>
          </table:table-cell>
          <table:table-cell table:formula="of:=IFERROR([.H20]/[.G20]; 0)" office:value-type="currency" office:currency="USD" office:value="0.4921" calcext:value-type="currency">
            <text:p>$0.49</text:p>
          </table:table-cell>
          <table:table-cell table:formula="of:=[.I20]*[.C20]" office:value-type="currency" office:currency="USD" office:value="0.9842" calcext:value-type="currency">
            <text:p>$0.98</text:p>
          </table:table-cell>
          <table:table-cell office:value-type="date" office:date-value="2024-12-18" calcext:value-type="date">
            <text:p>2024-12-18</text:p>
          </table:table-cell>
          <table:table-cell office:value-type="string" calcext:value-type="string">
            <text:p>Kits and Parts</text:p>
          </table:table-cell>
          <table:table-cell office:value-type="string" calcext:value-type="string">
            <text:p>Ships on 2024-12-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 Q3, Q4, Q5</text:p>
          </table:table-cell>
          <table:table-cell office:value-type="string" calcext:value-type="string">
            <text:p>2N3904</text:p>
          </table:table-cell>
          <table:table-cell office:value-type="float" office:value="4" calcext:value-type="float">
            <text:p>4</text:p>
          </table:table-cell>
          <table:table-cell table:formula="of:=[.C21]*[.$F$1]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formula="of:=FLOOR([.E21]/[.C21])"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table:formula="of:=6.55+2.31" office:value-type="currency" office:currency="USD" office:value="8.86" calcext:value-type="currency">
            <text:p>$8.86</text:p>
          </table:table-cell>
          <table:table-cell table:formula="of:=IFERROR([.H21]/[.G21]; 0)" office:value-type="currency" office:currency="USD" office:value="0.01772" calcext:value-type="currency">
            <text:p>$0.02</text:p>
          </table:table-cell>
          <table:table-cell table:formula="of:=[.I21]*[.C21]" office:value-type="currency" office:currency="USD" office:value="0.07088" calcext:value-type="currency">
            <text:p>$0.07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Also 1000 from local stock. Oops.</text:p>
          </table:table-cell>
          <table:table-cell office:value-type="float" office:value="1000" calcext:value-type="float">
            <text:p>1000</text:p>
          </table:table-cell>
          <table:table-cell office:value-type="float" office:value="57" calcext:value-type="float">
            <text:p>57</text:p>
          </table:table-cell>
          <table:table-cell table:style-name="ce6" table:formula="of:=IFERROR([.O21]/[.N21]; 0)" office:value-type="currency" office:currency="USD" office:value="0.057" calcext:value-type="currency">
            <text:p>$0.06</text:p>
          </table:table-cell>
          <table:table-cell table:style-name="ce6" table:formula="of:=[.P21]*[.C21]" office:value-type="currency" office:currency="USD" office:value="0.228" calcext:value-type="currency">
            <text:p>$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J310</text:p>
          </table:table-cell>
          <table:table-cell office:value-type="float" office:value="1" calcext:value-type="float">
            <text:p>1</text:p>
          </table:table-cell>
          <table:table-cell table:formula="of:=[.C22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22]/[.C22]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23.22" calcext:value-type="currency">
            <text:p>$23.22</text:p>
          </table:table-cell>
          <table:table-cell table:formula="of:=IFERROR([.H22]/[.G22]; 0)" office:value-type="currency" office:currency="USD" office:value="0.2322" calcext:value-type="currency">
            <text:p>$0.23</text:p>
          </table:table-cell>
          <table:table-cell table:formula="of:=[.I22]*[.C22]" office:value-type="currency" office:currency="USD" office:value="0.2322" calcext:value-type="currency">
            <text:p>$0.23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AliEx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, R2, R16, R8, R12</text:p>
          </table:table-cell>
          <table:table-cell office:value-type="string" calcext:value-type="string">
            <text:p>10k</text:p>
          </table:table-cell>
          <table:table-cell table:formula="of:=2+[.C24]" office:value-type="float" office:value="5" calcext:value-type="float">
            <text:p>5</text:p>
          </table:table-cell>
          <table:table-cell table:formula="of:=[.C23]*[.$F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FLOOR([.E23]/[.C23])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IFERROR([.H23]/[.G23]; 0)" office:value-type="currency" office:currency="USD" office:value="0.012" calcext:value-type="currency">
            <text:p>$0.01</text:p>
          </table:table-cell>
          <table:table-cell table:formula="of:=[.I23]*[.C23]" office:value-type="currency" office:currency="USD" office:value="0.06" calcext:value-type="currency">
            <text:p>$0.06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R16, R8, R12</text:p>
          </table:table-cell>
          <table:table-cell table:style-name="ce4" office:value-type="string" calcext:value-type="string">
            <text:p>14.7k (10k + 4.7k?)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[.C24]*[.$F$1]" office:value-type="float" office:value="150" calcext:value-type="float">
            <text:p>150</text:p>
          </table:table-cell>
          <table:table-cell table:style-name="ce4"/>
          <table:table-cell/>
          <table:table-cell table:style-name="ce4"/>
          <table:table-cell table:style-name="ce7"/>
          <table:table-cell table:formula="of:=IFERROR([.H24]/[.G24]; 0)" office:value-type="currency" office:currency="USD" office:value="0" calcext:value-type="currency">
            <text:p>$0.00</text:p>
          </table:table-cell>
          <table:table-cell table:formula="of:=[.I24]*[.C24]" office:value-type="currency" office:currency="USD" office:value="0" calcext:value-type="currency">
            <text:p>$0.00</text:p>
          </table:table-cell>
          <table:table-cell table:style-name="ce4" table:number-columns-repeated="2"/>
          <table:table-cell table:style-name="ce4" office:value-type="string" calcext:value-type="string">
            <text:p>Split up</text:p>
          </table:table-cell>
          <table:table-cell table:style-name="ce4" table:number-columns-repeated="1011"/>
        </table:table-row>
        <table:table-row table:style-name="ro1">
          <table:table-cell office:value-type="string" calcext:value-type="string">
            <text:p>R17, R9, R13, R16, R8, R12</text:p>
          </table:table-cell>
          <table:table-cell office:value-type="string" calcext:value-type="string">
            <text:p>4.7k</text:p>
          </table:table-cell>
          <table:table-cell table:formula="of:=3+[.C24]" office:value-type="float" office:value="6" calcext:value-type="float">
            <text:p>6</text:p>
          </table:table-cell>
          <table:table-cell table:formula="of:=[.C25]*[.$F$1]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FLOOR([.E25]/[.C25])"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IFERROR([.H25]/[.G25]; 0)" office:value-type="currency" office:currency="USD" office:value="0.012" calcext:value-type="currency">
            <text:p>$0.01</text:p>
          </table:table-cell>
          <table:table-cell table:formula="of:=[.I25]*[.C25]" office:value-type="currency" office:currency="USD" office:value="0.072" calcext:value-type="currency">
            <text:p>$0.07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8, R10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table:formula="of:=[.C26]*[.$F$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FLOOR([.E26]/[.C26])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IFERROR([.H26]/[.G26]; 0)" office:value-type="currency" office:currency="USD" office:value="0.012" calcext:value-type="currency">
            <text:p>$0.01</text:p>
          </table:table-cell>
          <table:table-cell table:formula="of:=[.I26]*[.C26]" office:value-type="currency" office:currency="USD" office:value="0.024" calcext:value-type="currency">
            <text:p>$0.02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Mouser, OHIS ki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9, R11</text:p>
          </table:table-cell>
          <table:table-cell office:value-type="string" calcext:value-type="string">
            <text:p>470R</text:p>
          </table:table-cell>
          <table:table-cell office:value-type="float" office:value="2" calcext:value-type="float">
            <text:p>2</text:p>
          </table:table-cell>
          <table:table-cell table:formula="of:=[.C27]*[.$F$1]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FLOOR([.E27]/[.C27])"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IFERROR([.H27]/[.G27]; 0)" office:value-type="currency" office:currency="USD" office:value="0.012" calcext:value-type="currency">
            <text:p>$0.01</text:p>
          </table:table-cell>
          <table:table-cell table:formula="of:=[.I27]*[.C27]" office:value-type="currency" office:currency="USD" office:value="0.024" calcext:value-type="currency">
            <text:p>$0.02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Mouser, OHIS ki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table:formula="of:=[.C28]*[.$F$1]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FLOOR([.E28]/[.C28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IFERROR([.H28]/[.G28]; 0)" office:value-type="currency" office:currency="USD" office:value="0.011" calcext:value-type="currency">
            <text:p>$0.01</text:p>
          </table:table-cell>
          <table:table-cell table:formula="of:=[.I28]*[.C28]" office:value-type="currency" office:currency="USD" office:value="0.011" calcext:value-type="currency">
            <text:p>$0.01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0 volume</text:p>
          </table:table-cell>
          <table:table-cell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 table:formula="of:=[.C29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FLOOR([.E29]/[.C29])" office:value-type="float" office:value="100" calcext:value-type="float">
            <text:p>100</text:p>
          </table:table-cell>
          <table:table-cell table:number-columns-repeated="2"/>
          <table:table-cell table:formula="of:=IFERROR([.H29]/[.G29]; 0)" office:value-type="currency" office:currency="USD" office:value="0" calcext:value-type="currency">
            <text:p>$0.00</text:p>
          </table:table-cell>
          <table:table-cell table:formula="of:=[.I29]*[.C29]" office:value-type="currency" office:currency="USD" office:value="0" calcext:value-type="currency">
            <text:p>$0.00</text:p>
          </table:table-cell>
          <table:table-cell table:style-name="Default"/>
          <table:table-cell office:value-type="string" calcext:value-type="string">
            <text:p>Local Stock (SOA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float" office:value="1" calcext:value-type="float">
            <text:p>1</text:p>
          </table:table-cell>
          <table:table-cell table:formula="of:=[.C30]*[.$F$1]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FLOOR([.E30]/[.C30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IFERROR([.H30]/[.G30]; 0)" office:value-type="currency" office:currency="USD" office:value="0.012" calcext:value-type="currency">
            <text:p>$0.01</text:p>
          </table:table-cell>
          <table:table-cell table:formula="of:=[.I30]*[.C30]" office:value-type="currency" office:currency="USD" office:value="0.012" calcext:value-type="currency">
            <text:p>$0.01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[.C31]*[.$F$1]"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FLOOR([.E31]/[.C31])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IFERROR([.H31]/[.G31]; 0)" office:value-type="currency" office:currency="USD" office:value="0.014" calcext:value-type="currency">
            <text:p>$0.01</text:p>
          </table:table-cell>
          <table:table-cell table:formula="of:=[.I31]*[.C31]" office:value-type="currency" office:currency="USD" office:value="0.014" calcext:value-type="currency">
            <text:p>$0.01</text:p>
          </table:table-cell>
          <table:table-cell office:value-type="date" office:date-value="2024-12-22" calcext:value-type="date">
            <text:p>2024-12-22</text:p>
          </table:table-cell>
          <table:table-cell office:value-type="string" calcext:value-type="string">
            <text:p>Mous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, R14, R7*2</text:p>
          </table:table-cell>
          <table:table-cell office:value-type="string" calcext:value-type="string">
            <text:p>100R</text:p>
          </table:table-cell>
          <table:table-cell office:value-type="float" office:value="4" calcext:value-type="float">
            <text:p>4</text:p>
          </table:table-cell>
          <table:table-cell table:formula="of:=[.C32]*[.$F$1]"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FLOOR([.E32]/[.C32])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office:value-type="currency" office:currency="USD" office:value="14" calcext:value-type="currency">
            <text:p>$14.00</text:p>
          </table:table-cell>
          <table:table-cell table:formula="of:=IFERROR([.H32]/[.G32]; 0)" office:value-type="currency" office:currency="USD" office:value="0.014" calcext:value-type="currency">
            <text:p>$0.01</text:p>
          </table:table-cell>
          <table:table-cell table:formula="of:=[.I32]*[.C32]" office:value-type="currency" office:currency="USD" office:value="0.056" calcext:value-type="currency">
            <text:p>$0.06</text:p>
          </table:table-cell>
          <table:table-cell office:value-type="date" office:date-value="2024-10-25" calcext:value-type="date">
            <text:p>2024-10-25</text:p>
          </table:table-cell>
          <table:table-cell office:value-type="string" calcext:value-type="string">
            <text:p>Mouser, OHIS ki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it board</text:p>
          </table:table-cell>
          <table:table-cell office:value-type="string" calcext:value-type="string">
            <text:p>Open Source Manhattan boards</text:p>
          </table:table-cell>
          <table:table-cell office:value-type="float" office:value="3" calcext:value-type="float">
            <text:p>3</text:p>
          </table:table-cell>
          <table:table-cell table:formula="of:=[.C33]*[.$F$1]"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table:formula="of:=FLOOR([.E33]/[.C33])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style-name="Default" table:formula="of:=50.4+45.86" office:value-type="float" office:value="96.26" calcext:value-type="float">
            <text:p>96.26</text:p>
          </table:table-cell>
          <table:table-cell table:formula="of:=IFERROR([.H33]/[.G33]; 0)" office:value-type="currency" office:currency="USD" office:value="0.641733333333333" calcext:value-type="currency">
            <text:p>$0.64</text:p>
          </table:table-cell>
          <table:table-cell table:formula="of:=[.I33]*[.C33]" office:value-type="currency" office:currency="USD" office:value="1.9252" calcext:value-type="currency">
            <text:p>$1.9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50.4+45.86" office:value-type="float" office:value="96.26" calcext:value-type="float">
            <text:p>96.26</text:p>
          </table:table-cell>
          <table:table-cell table:style-name="ce6" table:formula="of:=IFERROR([.O33]/[.N33]; 0)" office:value-type="currency" office:currency="USD" office:value="0.641733333333333" calcext:value-type="currency">
            <text:p>$0.64</text:p>
          </table:table-cell>
          <table:table-cell table:style-name="ce6" table:formula="of:=[.P33]*[.C33]" office:value-type="currency" office:currency="USD" office:value="1.9252" calcext:value-type="currency">
            <text:p>$1.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anhattan pot boar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4]*[.$F$1]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FLOOR([.E34]/[.C34]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5.6" calcext:value-type="float">
            <text:p>5.6</text:p>
          </table:table-cell>
          <table:table-cell table:formula="of:=IFERROR([.H34]/[.G34]; 0)" office:value-type="currency" office:currency="USD" office:value="0.186666666666667" calcext:value-type="currency">
            <text:p>$0.19</text:p>
          </table:table-cell>
          <table:table-cell table:formula="of:=[.I34]*[.C34]" office:value-type="currency" office:currency="USD" office:value="0.186666666666667" calcext:value-type="currency">
            <text:p>$0.19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Manhattan 3.5mm boar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5]*[.$F$1]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FLOOR([.E35]/[.C35])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5.6" calcext:value-type="float">
            <text:p>5.6</text:p>
          </table:table-cell>
          <table:table-cell table:formula="of:=IFERROR([.H35]/[.G35]; 0)" office:value-type="currency" office:currency="USD" office:value="0.186666666666667" calcext:value-type="currency">
            <text:p>$0.19</text:p>
          </table:table-cell>
          <table:table-cell table:formula="of:=[.I35]*[.C35]" office:value-type="currency" office:currency="USD" office:value="0.186666666666667" calcext:value-type="currency">
            <text:p>$0.19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Kits can make:</text:p>
          </table:table-cell>
          <table:table-cell table:style-name="Default" table:formula="of:=MIN([.F3:.F36])" office:value-type="float" office:value="10" calcext:value-type="float">
            <text:p>10</text:p>
          </table:table-cell>
          <table:table-cell/>
          <table:table-cell table:style-name="Default"/>
          <table:table-cell table:style-name="Default" office:value-type="string" calcext:value-type="string">
            <text:p>Total:</text:p>
          </table:table-cell>
          <table:table-cell table:formula="of:=SUM([.J3:.J36])" office:value-type="currency" office:currency="USD" office:value="8.46415301190476" calcext:value-type="currency">
            <text:p>$8.46</text:p>
          </table:table-cell>
          <table:table-cell table:style-name="Default"/>
          <table:table-cell table:number-columns-repeated="1013"/>
        </table:table-row>
        <calcext:conditional-formats>
          <calcext:conditional-format calcext:target-range-address="Sheet1.F3:Sheet1.F35">
            <calcext:condition calcext:apply-style-name="Warning" calcext:value="&lt;[.$F$1]" calcext:base-cell-address="Sheet1.F3"/>
          </calcext:conditional-format>
        </calcext:conditional-formats>
      </table:table>
      <table:named-expressions/>
      <table:database-ranges>
        <table:database-range table:name="__Anonymous_Sheet_DB__0" table:target-range-address="Sheet1.A3:Sheet1.AMJ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0:00:52.546693134</meta:creation-date>
    <dc:date>2024-12-22T18:19:35.802696535</dc:date>
    <meta:editing-duration>PT2H12M</meta:editing-duration>
    <meta:editing-cycles>5</meta:editing-cycles>
    <meta:generator>LibreOffice/7.3.7.2$Linux_X86_64 LibreOffice_project/30$Build-2</meta:generator>
    <meta:document-statistic meta:table-count="1" meta:cell-count="404" meta:object-count="0"/>
  </office:meta>
</office:document-meta>
</file>